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Indiana St. (1-5)</text:p>
          </table:table-cell>
          <table:table-cell office:value-type="string">
            <text:p>26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Omaha (2-4)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Indiana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7</text:p>
          </table:table-cell>
          <table:table-cell office:value-type="string">
            <text:p>.32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029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-.040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21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43</text:p>
          </table:table-cell>
          <table:table-cell office:value-type="string">
            <text:p>.32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50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.552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</table:table-row>
      </table:table>
      <table:table table:name="Sheet 2">
        <table:table-row>
          <table:table-cell office:value-type="string">
            <text:p>Indiana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cek, Makenzi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asan, Kelci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Bindernagel, Steph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Peterson, Sarah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29</text:p>
          </table:table-cell>
          <table:table-cell office:value-type="string">
            <text:p>.17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Wilkins, Lindse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-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Johnson, Damadj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riffin, Rachel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oombs, Ale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ross, Laura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56</text:p>
          </table:table-cell>
          <table:table-cell office:value-type="string">
            <text:p>.17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York, Jade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wa, Cassie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4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White, Nikkie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33</text:p>
          </table:table-cell>
          <table:table-cell office:value-type="string">
            <text:p>.24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ueck, Hall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Hemmen, Paig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24</text:p>
          </table:table-cell>
          <table:table-cell office:value-type="string">
            <text:p>171</text:p>
          </table:table-cell>
          <table:table-cell office:value-type="string">
            <text:p>.187</text:p>
          </table:table-cell>
          <table:table-cell office:value-type="string">
            <text:p>47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0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556</text:p>
          </table:table-cell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 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54</text:p>
          </table:table-cell>
          <table:table-cell office:value-type="string">
            <text:p>.37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5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3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73</text:p>
          </table:table-cell>
          <table:table-cell office:value-type="string">
            <text:p>14</text:p>
          </table:table-cell>
          <table:table-cell office:value-type="string">
            <text:p>165</text:p>
          </table:table-cell>
          <table:table-cell office:value-type="string">
            <text:p>.358</text:p>
          </table:table-cell>
          <table:table-cell office:value-type="string">
            <text:p>64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78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